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35in" fo:margin-bottom="0.0335in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335in" fo:margin-bottom="0.0335in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" style:family="paragraph" style:parent-style-name="Standard">
      <style:paragraph-properties fo:margin-top="0.0335in" fo:margin-bottom="0.0335in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4" style:family="paragraph" style:parent-style-name="Standard">
      <style:paragraph-properties fo:margin-top="0.0335in" fo:margin-bottom="0.0335in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335in" fo:margin-bottom="0.0335in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6" style:family="paragraph" style:parent-style-name="Standard">
      <style:paragraph-properties fo:margin-top="0.0335in" fo:margin-bottom="0.0335in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7" style:family="paragraph" style:parent-style-name="Standard">
      <style:paragraph-properties fo:margin-left="0.5in" fo:margin-right="0in" fo:margin-top="0.0335in" fo:margin-bottom="0.0335in" loext:contextual-spacing="false" fo:text-indent="0in" style:auto-text-indent="false"/>
      <style:text-properties style:font-name="Calibri" officeooo:paragraph-rsid="000c39c4"/>
    </style:style>
    <style:style style:name="P8" style:family="paragraph" style:parent-style-name="Standard">
      <style:paragraph-properties fo:margin-left="0.5in" fo:margin-right="0in" fo:margin-top="0.0335in" fo:margin-bottom="0.0335in" loext:contextual-spacing="false" fo:text-indent="0in" style:auto-text-indent="false"/>
      <style:text-properties officeooo:paragraph-rsid="000c39c4"/>
    </style:style>
    <style:style style:name="P9" style:family="paragraph" style:parent-style-name="Standard" style:master-page-name="Standard">
      <style:paragraph-properties fo:margin-top="0.0335in" fo:margin-bottom="0.0335in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0" style:family="paragraph" style:parent-style-name="Standard">
      <style:paragraph-properties fo:margin-top="0.0335in" fo:margin-bottom="0.0335in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name-complex="Courier New" style:font-size-complex="10pt"/>
    </style:style>
    <style:style style:name="T3" style:family="text">
      <style:text-properties fo:font-size="10pt" style:font-size-asian="10pt" style:font-name-complex="Courier New" style:font-size-complex="10pt"/>
    </style:style>
    <style:style style:name="T4" style:family="text">
      <style:text-properties fo:font-size="10pt" officeooo:rsid="000c9b3d" style:font-size-asian="10pt" style:font-name-complex="Courier New" style:font-size-complex="10pt"/>
    </style:style>
    <style:style style:name="T5" style:family="text">
      <style:text-properties fo:font-size="10pt" officeooo:rsid="00101c37" style:font-size-asian="10pt" style:font-name-complex="Courier New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7" style:family="text">
      <style:text-properties style:font-name="Calibri" fo:font-size="10pt" style:font-size-asian="10pt" style:font-name-complex="Courier New" style:font-size-complex="10pt"/>
    </style:style>
    <style:style style:name="T8" style:family="text">
      <style:text-properties officeooo:rsid="000e2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NSTRUCTIONS NOTES: AUTOMATION WITH VISUAL BASIC </text:p>
      <text:p text:style-name="P6">FOR APPLICATIONS (VBA) IN MICROSOFT EXCEL</text:p>
      <text:p text:style-name="P2"/>
      <text:p text:style-name="P2"/>
      <text:p text:style-name="P2"/>
      <text:p text:style-name="P2"/>
      <text:p text:style-name="P2"/>
      <text:p text:style-name="P7"><text:span text:style-name="T2">@COMPANY:</text:span><text:span text:style-name="T3"> USBONG SOCIAL SYSTEMS, INC. (WWW.USBONG.PH)</text:span></text:p>
      <text:p text:style-name="P7"><text:span text:style-name="T2">@AUTHOR:</text:span><text:span text:style-name="T3"> SYSON, MICHAEL</text:span></text:p>
      <text:p text:style-name="P7"><text:span text:style-name="T2">@DATE CREATED:</text:span><text:span text:style-name="T3"> 2020-06-13</text:span></text:p>
      <text:p text:style-name="P7"><text:span text:style-name="T2">@LAST UPDATED:</text:span><text:span text:style-name="T3"> 2020-06-</text:span><text:span text:style-name="T4">2</text:span><text:span text:style-name="T5">5</text:span></text:p>
      <text:p text:style-name="P7"><text:span text:style-name="T2">@OPEN SOURCE:</text:span><text:span text:style-name="T3"> APACHE LICENSE VERSION 2.0</text:span></text:p>
      <text:p text:style-name="P8"><text:span text:style-name="T6">@REFERENCE:</text:span><text:span text:style-name="T7"> MICROSOFT. (2019). “GETTING STARTED WITH VBA IN OFFICE”. </text:span><text:a xlink:type="simple" xlink:href="https://docs.microsoft.com/en-us/office/vba/library-reference/concepts/getting-started-with-vba-in-office" text:style-name="Internet_20_link" text:visited-style-name="Visited_20_Internet_20_Link"><text:span text:style-name="T7">https://docs.microsoft.com/en-us/office/vba/library-reference/concepts/getting-started-with-vba-in-office</text:span></text:a><text:span text:style-name="T7">; LAST ACCESSED: 2020061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3"><text:span text:style-name="T1">I</text:span><text:bookmark-start text:name="__DdeLink__274_2871064860"/><text:span text:style-name="T1">NSTRUCTIONS NOTES: AUTOMATION WITH VISUAL BASIC FOR APPLICATIONS (VBA) IN MICROSOFT EXCEL</text:span></text:p>
      <text:p text:style-name="P5"/>
      <text:p text:style-name="P5">1) FILE: SAVE AS</text:p>
      <text:p text:style-name="P3">Application.ActiveWorkbook.SaveAs ("New Name.xlsm")</text:p>
      <text:p text:style-name="P5"/>
      <text:p text:style-name="P5">2) FILE: SAVE</text:p>
      <text:p text:style-name="P3">Application.ActiveWorkbook.Save</text:p>
      <text:p text:style-name="P5"/>
      <text:p text:style-name="P5">3) CELL: SELECT</text:p>
      <text:p text:style-name="P3">Application.ActiveSheet.Range("A1").Select</text:p>
      <text:p text:style-name="P3">Application.Selection.Value = "Kumusta!"</text:p>
      <text:p text:style-name="P5"/>
      <text:p text:style-name="P5">4) <text:s/>CELL: SET VALUE and FORMAT</text:p>
      <text:p text:style-name="P3">Sub Macro1()</text:p>
      <text:p text:style-name="P3"><text:s text:c="4"/>Worksheets(1).Range("A1").Value = "Kumusta!"</text:p>
      <text:p text:style-name="P3"><text:s text:c="4"/>Worksheets(1).Range("A1").Borders(xlEdgeBottom).LineStyle = xlDouble</text:p>
      <text:p text:style-name="P3"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/text:p>
      <text:p text:style-name="P3">End Sub</text:p>
      <text:p text:style-name="P5"/>
      <text:p text:style-name="P5">5) <text:s/>CONTAINERS: VARIABLES</text:p>
      <text:p text:style-name="P3">Dim sVariable As String</text:p>
      <text:p text:style-name="P3">sVariable = "Kumusta!"</text:p>
      <text:p text:style-name="P3">Worksheets(1).Range("A1").Value = sVariable<text:tab/><text:tab/></text:p>
      <text:p text:style-name="P5"/>
      <text:p text:style-name="P5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5"/>
      <text:p text:style-name="P5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 text:c="4"/></text:p>
      <text:p text:style-name="P3"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<text:span text:style-name="T8">B</text:span>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4"><text:soft-page-break/>End Sub<text:bookmark-end text:name="__DdeLink__274_287106486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3937in" fo:margin-bottom="0.7874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11:21:13.922429649</meta:creation-date>
    <meta:print-date>2020-06-22T11:40:35.281888519</meta:print-date>
    <dc:date>2020-06-25T07:29:01.291000000</dc:date>
    <meta:editing-duration>PT16M</meta:editing-duration>
    <meta:editing-cycles>4</meta:editing-cycles>
    <meta:generator>LibreOffice/6.3.5.2$Windows_x86 LibreOffice_project/dd0751754f11728f69b42ee2af66670068624673</meta:generator>
    <meta:document-statistic meta:table-count="0" meta:image-count="0" meta:object-count="0" meta:page-count="3" meta:paragraph-count="61" meta:word-count="214" meta:character-count="2342" meta:non-whitespace-character-count="1984"/>
  </office:meta>
</office:document-meta>
</file>